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5.7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3.84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8d281e" fo:font-size="40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8d281e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fo:color="#8d281e" style:font-name="Liberation Sans2" fo:font-size="40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fo:color="#8d281e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4.097cm" svg:height="16.012cm" svg:x="2.621cm" svg:y="6.612cm">
          <draw:text-box>
            <text:p text:style-name="P2"><text:span text:style-name="T1">♥</text:span></text:p>
          </draw:text-box>
        </draw:frame>
        <draw:frame draw:style-name="gr3" draw:text-style-name="P5" draw:layer="layout" svg:width="6.966cm" svg:height="14.09cm" svg:x="2.794cm" svg:y="-0.381cm">
          <draw:text-box>
            <text:p text:style-name="P4"><text:span text:style-name="T2">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17M34S</meta:editing-duration>
    <meta:editing-cycles>28</meta:editing-cycles>
    <meta:generator>LibreOffice/6.1.5.2$Linux_X86_64 LibreOffice_project/10$Build-2</meta:generator>
    <dc:date>2022-01-16T22:20:07.265063934</dc:date>
    <meta:document-statistic meta:object-count="3"/>
  </office:meta>
</office:document-meta>
</file>